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5cm" fo:min-width="0.70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gr5" style:family="graphic" style:parent-style-name="standard">
      <style:graphic-properties svg:stroke-width="0.051cm" svg:stroke-color="#c70039" draw:marker-start-width="0.279cm" draw:marker-end-width="0.279cm" draw:fill="solid" draw:fill-color="#c70039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102cm" svg:stroke-color="#900c3f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ff5733" draw:marker-start-width="0.279cm" draw:marker-end-width="0.279cm" draw:fill="solid" draw:fill-color="#ff5733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4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839cm"/>
      <style:paragraph-properties style:writing-mode="lr-tb"/>
    </style:style>
    <style:style style:name="gr10" style:family="graphic" style:parent-style-name="objectwithoutfill">
      <style:graphic-properties svg:stroke-width="0.102cm" svg:stroke-color="#c70039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c70039" draw:marker-start-width="0.356cm" draw:marker-end="Arrow" draw:marker-end-width="0.457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 style:list-style-name="L1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102cm" svg:stroke-color="#c70039" draw:marker-start-width="0.356cm" draw:marker-end-width="0.356cm" draw:fill="none" draw:textarea-vertical-align="middle" draw:auto-grow-height="false" fo:min-height="11.208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2.69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solid" draw:fill-color="#581845"/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Hack1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DejaVu Sans" fo:font-size="22pt" style:font-size-asian="22pt" style:font-size-complex="22pt"/>
    </style:style>
    <style:style style:name="P6" style:family="paragraph"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solid" draw:fill-color="#c70039"/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ff5733"/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style:font-name="Hack1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Hack1" fo:font-size="40pt" style:font-size-asian="40pt" style:font-size-complex="40pt"/>
    </style:style>
    <style:style style:name="P13" style:family="paragraph">
      <loext:graphic-properties draw:fill="solid" draw:fill-color="#581845"/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581845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Hack1" fo:font-size="28pt" style:font-size-asian="28pt" style:font-size-complex="28pt"/>
    </style:style>
    <style:style style:name="T4" style:family="text">
      <style:text-properties style:font-name="DejaVu Sans" fo:font-size="22pt" style:font-size-asian="22pt" style:font-size-complex="22pt"/>
    </style:style>
    <style:style style:name="T5" style:family="text">
      <style:text-properties fo:color="#ffffff" style:text-position="0% 100%" style:font-name="DejaVu Sans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style:text-position="0% 100%" style:font-name="DejaVu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Hack1" fo:font-size="22pt" style:font-size-asian="22pt" style:font-size-complex="22pt"/>
    </style:style>
    <style:style style:name="T9" style:family="text">
      <style:text-properties style:font-name="Hack1" fo:font-size="40pt" style:font-size-asian="40pt" style:font-size-complex="40pt"/>
    </style:style>
    <style:style style:name="T10" style:family="text"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Kalimat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776cm" svg:x="0.635cm" svg:y="0.102cm">
          <text:p text:style-name="P1"><text:span text:style-name="T1">X</text:span><text:span text:style-name="T2">[1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5cm" svg:x="0.635cm" svg:y="2.639cm">
          <text:p text:style-name="P1"><text:span text:style-name="T1">X</text:span><text:span text:style-name="T2">[2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6cm" svg:x="0.635cm" svg:y="10.249cm">
          <text:p text:style-name="P1"><text:span text:style-name="T1">X</text:span><text:span text:style-name="T2">[m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62cm" svg:height="4.186cm" svg:x="1.016cm" svg:y="5.429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4" draw:text-style-name="P5" draw:layer="layout" svg:width="3.048cm" svg:height="2.055cm" svg:x="0cm" svg:y="12.626cm">
          <draw:text-box>
            <text:p text:style-name="P4"><text:span text:style-name="T4">Inputs</text:span></text:p>
          </draw:text-box>
        </draw:frame>
        <draw:frame draw:style-name="gr4" draw:text-style-name="P5" draw:layer="layout" svg:width="3.81cm" svg:height="2.055cm" svg:x="4.826cm" svg:y="16.461cm">
          <draw:text-box>
            <text:p text:style-name="P4"><text:span text:style-name="T4">Encoder</text:span></text:p>
          </draw:text-box>
        </draw:frame>
        <draw:frame draw:style-name="gr4" draw:text-style-name="P5" draw:layer="layout" svg:width="3.81cm" svg:height="2.055cm" svg:x="24.892cm" svg:y="12.626cm">
          <draw:text-box>
            <text:p text:style-name="P4"><text:span text:style-name="T4">Outputs</text:span></text:p>
          </draw:text-box>
        </draw:frame>
        <draw:custom-shape draw:style-name="gr5" draw:text-style-name="P7" draw:layer="layout" svg:width="1.778cm" svg:height="1.776cm" svg:x="6.985cm" svg:y="1.374cm">
          <text:p text:style-name="P6"><text:span text:style-name="T5">n</text:span><text:span text:style-name="T6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2.388cm" svg:y1="0.889cm" svg:x2="6.985cm" svg:y2="2.085cm">
          <text:p/>
        </draw:line>
        <draw:line draw:style-name="gr6" draw:text-style-name="P8" draw:layer="layout" svg:x1="2.289cm" svg:y1="3.172cm" svg:x2="6.985cm" svg:y2="2.593cm">
          <text:p/>
        </draw:line>
        <draw:custom-shape draw:style-name="gr5" draw:text-style-name="P7" draw:layer="layout" svg:width="1.778cm" svg:height="1.776cm" svg:x="6.985cm" svg:y="8.968cm">
          <text:p text:style-name="P6"><text:span text:style-name="T5">n</text:span><text:span text:style-name="T6">1,d</text:span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2.388cm" svg:y1="0.889cm" svg:x2="7.493cm" svg:y2="8.943cm">
          <text:p/>
        </draw:line>
        <draw:line draw:style-name="gr6" draw:text-style-name="P8" draw:layer="layout" svg:x1="2.289cm" svg:y1="3.172cm" svg:x2="7.112cm" svg:y2="9.197cm">
          <text:p/>
        </draw:line>
        <draw:line draw:style-name="gr6" draw:text-style-name="P8" draw:layer="layout" svg:x1="2.11cm" svg:y1="10.555cm" svg:x2="7.239cm" svg:y2="2.847cm">
          <text:p/>
        </draw:line>
        <draw:line draw:style-name="gr6" draw:text-style-name="P8" draw:layer="layout" svg:x1="2.085cm" svg:y1="10.581cm" svg:x2="6.985cm" svg:y2="9.959cm">
          <text:p/>
        </draw:line>
        <draw:frame draw:style-name="gr3" draw:text-style-name="P3" draw:layer="layout" svg:width="0.762cm" svg:height="4.186cm" svg:x="7.366cm" svg:y="3.863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7" draw:text-style-name="P9" draw:layer="layout" svg:width="1.778cm" svg:height="1.776cm" svg:x="13.335cm" svg:y="2.644cm">
          <text:p text:style-name="P6"><text:span text:style-name="T5">n</text:span><text:span text:style-name="T6">k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778cm" svg:height="1.776cm" svg:x="13.335cm" svg:y="7.698cm">
          <text:p text:style-name="P6"><text:span text:style-name="T5">n</text:span><text:span text:style-name="T6">k,d</text:span><text:span text:style-name="T7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0.711cm" svg:height="3.678cm" svg:x="13.767cm" svg:y="4.498cm">
          <draw:text-box>
            <text:p text:style-name="P10"><text:span text:style-name="T8">.</text:span></text:p>
            <text:p text:style-name="P10"><text:span text:style-name="T8">.</text:span></text:p>
            <text:p text:style-name="P10"><text:span text:style-name="T8">.</text:span></text:p>
          </draw:text-box>
        </draw:frame>
        <draw:frame draw:style-name="gr9" draw:text-style-name="P12" draw:layer="layout" svg:width="2.032cm" svg:height="6.089cm" svg:x="10.541cm" svg:y="2.974cm">
          <draw:text-box>
            <text:p><text:span text:style-name="T9">.</text:span></text:p>
            <text:p><text:span text:style-name="T9">.</text:span></text:p>
            <text:p><text:span text:style-name="T9">.</text:span></text:p>
          </draw:text-box>
        </draw:frame>
        <draw:line draw:style-name="gr10" draw:text-style-name="P8" draw:layer="layout" svg:x1="8.509cm" svg:y1="9.463cm" svg:x2="10.668cm" svg:y2="7.685cm">
          <text:p/>
        </draw:line>
        <draw:line draw:style-name="gr10" draw:text-style-name="P8" draw:layer="layout" svg:x1="8.435cm" svg:y1="9.336cm" svg:x2="10.541cm" svg:y2="4.637cm">
          <text:p/>
        </draw:line>
        <draw:line draw:style-name="gr10" draw:text-style-name="P8" draw:layer="layout" svg:x1="8.636cm" svg:y1="2.222cm" svg:x2="10.668cm" svg:y2="3.113cm">
          <text:p/>
        </draw:line>
        <draw:line draw:style-name="gr10" draw:text-style-name="P8" draw:layer="layout" svg:x1="8.763cm" svg:y1="2.351cm" svg:x2="10.541cm" svg:y2="4.256cm">
          <text:p/>
        </draw:line>
        <draw:line draw:style-name="gr10" draw:text-style-name="P8" draw:layer="layout" svg:x1="8.636cm" svg:y1="2.11cm" svg:x2="10.541cm" svg:y2="6.542cm">
          <text:p/>
        </draw:line>
        <draw:line draw:style-name="gr10" draw:text-style-name="P8" draw:layer="layout" svg:x1="8.382cm" svg:y1="9.459cm" svg:x2="10.541cm" svg:y2="6.542cm">
          <text:p/>
        </draw:line>
        <draw:line draw:style-name="gr10" draw:text-style-name="P8" draw:layer="layout" svg:x1="11.8cm" svg:y1="3.739cm" svg:x2="13.73cm" svg:y2="5.895cm">
          <text:p/>
        </draw:line>
        <draw:line draw:style-name="gr10" draw:text-style-name="P8" draw:layer="layout" svg:x1="15.113cm" svg:y1="8.584cm" svg:x2="16.764cm" svg:y2="6.911cm">
          <text:p/>
        </draw:line>
        <draw:line draw:style-name="gr10" draw:text-style-name="P8" draw:layer="layout" svg:x1="15.113cm" svg:y1="3.597cm" svg:x2="16.764cm" svg:y2="3.99cm">
          <text:p/>
        </draw:line>
        <draw:line draw:style-name="gr10" draw:text-style-name="P8" draw:layer="layout" svg:x1="18.161cm" svg:y1="3.863cm" svg:x2="20.066cm" svg:y2="5.641cm">
          <text:p/>
        </draw:line>
        <draw:line draw:style-name="gr10" draw:text-style-name="P8" draw:layer="layout" svg:x1="15.215cm" svg:y1="5.514cm" svg:x2="16.637cm" svg:y2="4.117cm">
          <text:p/>
        </draw:line>
        <draw:line draw:style-name="gr10" draw:text-style-name="P8" draw:layer="layout" svg:x1="15.113cm" svg:y1="3.609cm" svg:x2="16.637cm" svg:y2="5.387cm">
          <text:p/>
        </draw:line>
        <draw:line draw:style-name="gr10" draw:text-style-name="P8" draw:layer="layout" svg:x1="15.165cm" svg:y1="5.514cm" svg:x2="16.637cm" svg:y2="5.641cm">
          <text:p/>
        </draw:line>
        <draw:line draw:style-name="gr10" draw:text-style-name="P8" draw:layer="layout" svg:x1="11.812cm" svg:y1="7.546cm" svg:x2="13.335cm" svg:y2="8.284cm">
          <text:p/>
        </draw:line>
        <draw:line draw:style-name="gr10" draw:text-style-name="P8" draw:layer="layout" svg:x1="11.811cm" svg:y1="7.546cm" svg:x2="13.589cm" svg:y2="6.022cm">
          <text:p/>
        </draw:line>
        <draw:line draw:style-name="gr11" draw:text-style-name="P8" draw:layer="layout" svg:x1="15.113cm" svg:y1="8.689cm" svg:x2="16.814cm" svg:y2="7.634cm">
          <text:p/>
        </draw:line>
        <draw:line draw:style-name="gr10" draw:text-style-name="P8" draw:layer="layout" svg:x1="18.288cm" svg:y1="7.546cm" svg:x2="19.939cm" svg:y2="2.974cm">
          <text:p/>
        </draw:line>
        <draw:line draw:style-name="gr10" draw:text-style-name="P8" draw:layer="layout" svg:x1="18.288cm" svg:y1="7.546cm" svg:x2="19.939cm" svg:y2="7.165cm">
          <text:p/>
        </draw:line>
        <draw:line draw:style-name="gr10" draw:text-style-name="P8" draw:layer="layout" svg:x1="18.288cm" svg:y1="7.546cm" svg:x2="19.939cm" svg:y2="9.197cm">
          <text:p/>
        </draw:line>
        <draw:line draw:style-name="gr10" draw:text-style-name="P8" draw:layer="layout" svg:x1="18.161cm" svg:y1="3.863cm" svg:x2="19.812cm" svg:y2="2.72cm">
          <text:p/>
        </draw:line>
        <draw:line draw:style-name="gr10" draw:text-style-name="P8" draw:layer="layout" svg:x1="11.811cm" svg:y1="3.737cm" svg:x2="13.716cm" svg:y2="7.8cm">
          <text:p/>
        </draw:line>
        <draw:line draw:style-name="gr10" draw:text-style-name="P8" draw:layer="layout" svg:x1="11.938cm" svg:y1="5.768cm" svg:x2="13.462cm" svg:y2="8.054cm">
          <text:p/>
        </draw:line>
        <draw:line draw:style-name="gr10" draw:text-style-name="P8" draw:layer="layout" svg:x1="15.113cm" svg:y1="8.562cm" svg:x2="16.637cm" svg:y2="5.895cm">
          <text:p/>
        </draw:line>
        <draw:line draw:style-name="gr10" draw:text-style-name="P8" draw:layer="layout" svg:x1="11.938cm" svg:y1="5.891cm" svg:x2="13.589cm" svg:y2="4.117cm">
          <text:p/>
        </draw:line>
        <draw:custom-shape draw:style-name="gr1" draw:text-style-name="P13" draw:layer="layout" svg:width="1.778cm" svg:height="1.776cm" svg:x="26.035cm" svg:y="0.104cm">
          <text:p text:style-name="P6"><text:span text:style-name="T10">ŷ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1.778cm" svg:height="1.776cm" svg:x="26.035cm" svg:y="2.644cm">
          <text:p text:style-name="P6"><text:span text:style-name="T10">ŷ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78cm" svg:height="1.776cm" svg:x="26.035cm" svg:y="10.238cm">
          <text:p text:style-name="P14"><text:span text:style-name="T11">ŷ</text:span><text:span text:style-name="T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268cm" svg:height="12.192cm" draw:transform="rotate (-1.5707963267949) translate (12.827cm 14.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6.604cm" svg:height="2.946cm" svg:x="10.922cm" svg:y="10.084cm">
          <draw:text-box>
            <text:p text:style-name="P4"><text:span text:style-name="T4">Latent</text:span></text:p>
            <text:p text:style-name="P4"><text:span text:style-name="T4">Representation</text:span></text:p>
          </draw:text-box>
        </draw:frame>
        <draw:line draw:style-name="gr10" draw:text-style-name="P8" draw:layer="layout" svg:x1="11.811cm" svg:y1="3.736cm" svg:x2="13.335cm" svg:y2="3.736cm">
          <text:p/>
        </draw:line>
        <draw:frame draw:style-name="gr9" draw:text-style-name="P12" draw:layer="layout" svg:width="2.032cm" svg:height="6.089cm" svg:x="16.891cm" svg:y="2.974cm">
          <draw:text-box>
            <text:p><text:span text:style-name="T9">.</text:span></text:p>
            <text:p><text:span text:style-name="T9">.</text:span></text:p>
            <text:p><text:span text:style-name="T9">.</text:span></text:p>
          </draw:text-box>
        </draw:frame>
        <draw:custom-shape draw:style-name="gr5" draw:text-style-name="P7" draw:layer="layout" svg:width="1.778cm" svg:height="1.776cm" svg:x="19.685cm" svg:y="1.374cm">
          <text:p text:style-name="P6"><text:span text:style-name="T5">n</text:span><text:span text:style-name="T6">L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78cm" svg:height="1.776cm" svg:x="19.685cm" svg:y="8.968cm">
          <text:p text:style-name="P6"><text:span text:style-name="T5">n</text:span><text:span text:style-name="T6">L,d</text:span><text:span text:style-name="T7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62cm" svg:height="4.186cm" svg:x="20.066cm" svg:y="3.863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10" draw:text-style-name="P8" draw:layer="layout" svg:x1="18.288cm" svg:y1="6.276cm" svg:x2="19.939cm" svg:y2="6.403cm">
          <text:p/>
        </draw:line>
        <draw:line draw:style-name="gr10" draw:text-style-name="P8" draw:layer="layout" svg:x1="18.263cm" svg:y1="6.288cm" svg:x2="20.193cm" svg:y2="8.943cm">
          <text:p/>
        </draw:line>
        <draw:line draw:style-name="gr10" draw:text-style-name="P8" draw:layer="layout" svg:x1="18.161cm" svg:y1="3.863cm" svg:x2="19.812cm" svg:y2="6.149cm">
          <text:p/>
        </draw:line>
        <draw:line draw:style-name="gr10" draw:text-style-name="P8" draw:layer="layout" svg:x1="21.463cm" svg:y1="2.212cm" svg:x2="26.035cm" svg:y2="1.196cm">
          <text:p/>
        </draw:line>
        <draw:line draw:style-name="gr10" draw:text-style-name="P8" draw:layer="layout" svg:x1="21.438cm" svg:y1="2.202cm" svg:x2="26.035cm" svg:y2="3.482cm">
          <text:p/>
        </draw:line>
        <draw:line draw:style-name="gr10" draw:text-style-name="P8" draw:layer="layout" svg:x1="21.438cm" svg:y1="2.202cm" svg:x2="26.162cm" svg:y2="10.594cm">
          <text:p/>
        </draw:line>
        <draw:frame draw:style-name="gr3" draw:text-style-name="P3" draw:layer="layout" svg:width="0.762cm" svg:height="4.186cm" svg:x="26.416cm" svg:y="5.438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10" draw:text-style-name="P8" draw:layer="layout" svg:x1="21.463cm" svg:y1="9.959cm" svg:x2="26.035cm" svg:y2="10.721cm">
          <text:p/>
        </draw:line>
        <draw:line draw:style-name="gr10" draw:text-style-name="P8" draw:layer="layout" svg:x1="21.438cm" svg:y1="9.99cm" svg:x2="26.162cm" svg:y2="3.99cm">
          <text:p/>
        </draw:line>
        <draw:line draw:style-name="gr10" draw:text-style-name="P8" draw:layer="layout" svg:x1="21.413cm" svg:y1="10.016cm" svg:x2="26.162cm" svg:y2="1.45cm">
          <text:p/>
        </draw:line>
        <draw:frame draw:style-name="gr4" draw:text-style-name="P5" draw:layer="layout" svg:width="3.81cm" svg:height="2.055cm" svg:x="19.812cm" svg:y="16.436cm">
          <draw:text-box>
            <text:p text:style-name="P4"><text:span text:style-name="T4">Decoder</text:span></text:p>
          </draw:text-box>
        </draw:frame>
        <draw:custom-shape draw:style-name="gr13" draw:text-style-name="P16" draw:layer="layout" svg:width="1.268cm" svg:height="12.192cm" draw:transform="rotate (-1.5707963267949) translate (27.813cm 14.6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702cm" fo:page-height="18.4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21:04:58.857098914</meta:creation-date>
    <dc:date>2020-03-11T23:50:49.987275437</dc:date>
    <meta:editing-duration>PT1H31M28S</meta:editing-duration>
    <meta:editing-cycles>22</meta:editing-cycles>
    <meta:generator>LibreOffice/6.4.1.2$Linux_X86_64 LibreOffice_project/40$Build-2</meta:generator>
    <meta:document-statistic meta:object-count="66"/>
  </office:meta>
</office:document-meta>
</file>